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7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Create virtual environment using <text:s text:c="2"/></text:span><text:span text:style-name="Source_20_Text">python3 -</text:span><text:span text:style-name="Source_20_Text"><text:span text:style-name="T1">m venv blog_env</text:span></text:span></text:p>
      <text:p text:style-name="Standard"><text:span text:style-name="Source_20_Text">-</text:span><text:span text:style-name="Source_20_Text"><text:span text:style-name="T1">Activate virtualenv using source blog_env/bin/activate</text:span></text:span></text:p>
      <text:p text:style-name="Standard"><text:span text:style-name="Source_20_Text">-</text:span><text:span text:style-name="Source_20_Text"><text:span text:style-name="T1">Run requirements file using pip install -r requirements.txt</text:span></text:span></text:p>
      <text:p text:style-name="Standard"><text:span text:style-name="Source_20_Text">-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21:47:05.819811701</meta:creation-date>
    <dc:date>2021-09-23T21:50:08.128182813</dc:date>
    <meta:editing-duration>PT3M5S</meta:editing-duration>
    <meta:editing-cycles>1</meta:editing-cycles>
    <meta:document-statistic meta:table-count="0" meta:image-count="0" meta:object-count="0" meta:page-count="1" meta:paragraph-count="4" meta:word-count="22" meta:character-count="176" meta:non-whitespace-character-count="156"/>
    <meta:generator>LibreOffice/7.0.2.2$Linux_X86_64 LibreOffice_project/00$Build-2</meta:generator>
  </office:meta>
</office:document-meta>
</file>